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fo:min-height="4.509cm"/>
    </style:style>
    <style:style style:name="gr3" style:family="graphic" style:parent-style-name="standard">
      <style:graphic-properties draw:stroke="none" draw:fill="none" fo:min-height="4.293cm"/>
    </style:style>
    <style:style style:name="gr4" style:family="graphic" style:parent-style-name="standard">
      <style:graphic-properties draw:stroke="none" draw:fill="none" fo:min-height="3.345cm"/>
    </style:style>
    <style:style style:name="gr5" style:family="graphic" style:parent-style-name="standard">
      <style:graphic-properties draw:stroke="none" draw:fill="none" fo:min-height="4.374cm"/>
    </style:style>
    <style:style style:name="gr6" style:family="graphic" style:parent-style-name="standard">
      <style:graphic-properties draw:stroke="none" draw:fill="none" fo:min-height="2.906cm"/>
    </style:style>
    <style:style style:name="gr7" style:family="graphic" style:parent-style-name="standard">
      <style:graphic-properties draw:stroke="none" draw:fill="none" fo:min-height="2.397cm"/>
    </style:style>
    <style:style style:name="gr8" style:family="graphic" style:parent-style-name="standard">
      <style:graphic-properties draw:stroke="none" draw:fill="none" fo:min-height="2.39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 fo:font-weight="bold" style:font-weight-asian="bold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079cm" svg:height="1.016cm" svg:x="10.921cm" svg:y="1.555cm">
          <text:p text:style-name="P1"><text:span text:style-name="T1">Repeated 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08cm" svg:height="1.016cm" svg:x="10.321cm" svg:y="3.955cm">
          <text:p text:style-name="P1"><text:span text:style-name="T1">Interspersed repe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5" draw:id="id5" draw:layer="layout" svg:width="5.08cm" svg:height="3.946cm" svg:x="16.545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08cm" svg:height="1.016cm" svg:x="4.14cm" svg:y="3.855cm">
          <text:p text:style-name="P1"><text:span text:style-name="T1">Genomic isla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4" draw:id="id4" draw:layer="layout" svg:width="5.188cm" svg:height="4.759cm" svg:x="16.486cm" svg:y="3.97cm">
          <draw:text-box>
            <text:p text:style-name="P4"><text:span text:style-name="T1">Tandem repeats</text:span></text:p>
            <text:p text:style-name="P4"><text:span text:style-name="T2"/></text:p>
            <text:p text:style-name="P5"><text:span text:style-name="T3">pattern of two or more nucleotides repeated and the repetitions are directly adjacent to each other.</text:span></text:p>
          </draw:text-box>
        </draw:frame>
        <draw:frame draw:style-name="gr3" draw:text-style-name="P6" draw:layer="layout" svg:width="6.571cm" svg:height="4.543cm" svg:x="17.351cm" svg:y="10.848cm">
          <draw:text-box>
            <text:p text:style-name="P6"><text:span text:style-name="T1">Satellite DNA </text:span></text:p>
            <text:p text:style-name="P6"><text:span text:style-name="T3">very large arrays of tandemly repeating. Main components of functional centromeres, and form the main structural constituent of heterochromatin.</text:span></text:p>
          </draw:text-box>
        </draw:frame>
        <draw:custom-shape draw:style-name="gr1" draw:text-style-name="P3" xml:id="id6" draw:id="id6" draw:layer="layout" svg:width="6.317cm" svg:height="4.076cm" svg:x="17.351cm" svg:y="10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8" draw:id="id8" draw:layer="layout" svg:width="8.381cm" svg:height="3.034cm" svg:x="6.698cm" svg:y="6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5.08cm" svg:height="3.946cm" svg:x="3.644cm" svg:y="11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49cm" svg:height="3.222cm" svg:x="10.308cm" svg:y="11.5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753cm" svg:height="2.178cm" svg:x="6.818cm" svg:y="17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7" draw:id="id7" draw:layer="layout" svg:width="8.382cm" svg:height="3.595cm" svg:x="6.697cm" svg:y="6.494cm">
          <draw:text-box>
            <text:p text:style-name="P6"><text:span text:style-name="T1">Transposons</text:span></text:p>
            <text:p text:style-name="P6"><text:span text:style-name="T4">can move or transpose themselves to new positions. Mechanism can be either "copy and paste" or "cut and paste"</text:span></text:p>
          </draw:text-box>
        </draw:frame>
        <draw:frame draw:style-name="gr5" draw:text-style-name="P6" draw:layer="layout" svg:width="5.193cm" svg:height="4.624cm" svg:x="3.531cm" svg:y="11.876cm">
          <draw:text-box>
            <text:p text:style-name="P6"><text:span text:style-name="T1">DNA transposons </text:span></text:p>
            <text:p text:style-name="P6"><text:span text:style-name="T3">"cut and paste" or replicative transposition. The main point is that do not pass through RNA. </text:span></text:p>
          </draw:text-box>
        </draw:frame>
        <draw:frame draw:style-name="gr6" draw:text-style-name="P6" xml:id="id9" draw:id="id9" draw:layer="layout" svg:width="6.35cm" svg:height="3.156cm" svg:x="10.461cm" svg:y="11.621cm">
          <draw:text-box>
            <text:p text:style-name="P6"><text:span text:style-name="T1">Retrotransposons </text:span></text:p>
            <text:p text:style-name="P6"><text:span text:style-name="T3">"copy and paste" DNA → RNA and RNA → DNA, that will be inserted in genome. </text:span></text:p>
          </draw:text-box>
        </draw:frame>
        <draw:frame draw:style-name="gr7" draw:text-style-name="P6" xml:id="id11" draw:id="id11" draw:layer="layout" svg:width="4.753cm" svg:height="2.647cm" svg:x="6.819cm" svg:y="17.355cm">
          <draw:text-box>
            <text:p text:style-name="P6"><text:span text:style-name="T1">SINE</text:span></text:p>
            <text:p text:style-name="P6"><text:span text:style-name="T3">Do not encode for reverse transcriptase</text:span></text:p>
          </draw:text-box>
        </draw:frame>
        <draw:custom-shape draw:style-name="gr1" draw:text-style-name="P3" draw:layer="layout" svg:width="4.753cm" svg:height="2.178cm" svg:x="12.519cm" svg:y="17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xml:id="id12" draw:id="id12" draw:layer="layout" svg:width="4.753cm" svg:height="2.647cm" svg:x="12.52cm" svg:y="17.38cm">
          <draw:text-box>
            <text:p text:style-name="P6"><text:span text:style-name="T1">LINE</text:span></text:p>
            <text:p text:style-name="P6"><text:span text:style-name="T3">Encode for reverse transcriptase</text:span></text:p>
          </draw:text-box>
        </draw:frame>
        <draw:custom-shape draw:style-name="gr1" draw:text-style-name="P3" draw:layer="layout" svg:width="4.753cm" svg:height="2.648cm" svg:x="18.32cm" svg:y="17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xml:id="id13" draw:id="id13" draw:layer="layout" svg:width="4.753cm" svg:height="2.648cm" svg:x="18.32cm" svg:y="17.155cm">
          <draw:text-box>
            <text:p text:style-name="P6"><text:span text:style-name="T1">LTR</text:span></text:p>
            <text:p text:style-name="P6"><text:span text:style-name="T3">Encode for reverse transcriptase. Has long terminal repeats.</text:span></text:p>
          </draw:text-box>
        </draw:frame>
        <draw:connector draw:style-name="gr9" draw:text-style-name="P7" draw:layer="layout" draw:type="curve" svg:x1="13.46cm" svg:y1="2.571cm" svg:x2="6.68cm" svg:y2="3.855cm" draw:start-shape="id1" draw:start-glue-point="2" draw:end-shape="id2" draw:end-glue-point="0" svg:d="m13460 2571c0 964-6780 323-6780 1284">
          <text:p/>
        </draw:connector>
        <draw:connector draw:style-name="gr9" draw:text-style-name="P7" draw:layer="layout" draw:type="curve" svg:x1="13.46cm" svg:y1="2.571cm" svg:x2="12.861cm" svg:y2="3.955cm" draw:start-shape="id1" draw:start-glue-point="2" draw:end-shape="id3" draw:end-glue-point="0" svg:d="m13460 2571c0 1039-599 348-599 1384">
          <text:p/>
        </draw:connector>
        <draw:connector draw:style-name="gr9" draw:text-style-name="P7" draw:layer="layout" draw:type="curve" svg:x1="13.46cm" svg:y1="2.571cm" svg:x2="19.08cm" svg:y2="3.97cm" draw:start-shape="id1" draw:start-glue-point="2" draw:end-shape="id4" svg:d="m13460 2571c0 1069 5620 370 5620 1399">
          <text:p/>
        </draw:connector>
        <draw:connector draw:style-name="gr9" draw:text-style-name="P7" draw:layer="layout" draw:type="curve" svg:x1="19.085cm" svg:y1="7.901cm" svg:x2="20.509cm" svg:y2="10.655cm" draw:start-shape="id5" draw:start-glue-point="2" draw:end-shape="id6" draw:end-glue-point="0" svg:d="m19085 7901c0 2067 1424 690 1424 2754">
          <text:p/>
        </draw:connector>
        <draw:connector draw:style-name="gr9" draw:text-style-name="P7" draw:layer="layout" draw:type="curve" svg:x1="12.861cm" svg:y1="4.971cm" svg:x2="10.888cm" svg:y2="6.494cm" draw:start-shape="id3" draw:start-glue-point="2" draw:end-shape="id7" svg:d="m12861 4971c0 1162-1973 401-1973 1523">
          <text:p/>
        </draw:connector>
        <draw:connector draw:style-name="gr9" draw:text-style-name="P7" draw:layer="layout" draw:type="curve" svg:x1="10.888cm" svg:y1="9.489cm" svg:x2="13.636cm" svg:y2="11.621cm" draw:start-shape="id8" draw:start-glue-point="2" draw:end-shape="id9" draw:end-glue-point="0" svg:d="m10888 9489c0 1620 2748 554 2748 2132">
          <text:p/>
        </draw:connector>
        <draw:connector draw:style-name="gr9" draw:text-style-name="P7" draw:layer="layout" draw:type="curve" svg:x1="10.888cm" svg:y1="9.489cm" svg:x2="6.184cm" svg:y2="11.655cm" draw:start-shape="id8" draw:start-glue-point="2" draw:end-shape="id10" draw:end-glue-point="0" svg:d="m10888 9489c0 1626-4704 543-4704 2166">
          <text:p/>
        </draw:connector>
        <draw:connector draw:style-name="gr9" draw:text-style-name="P7" draw:layer="layout" draw:type="curve" svg:x1="13.636cm" svg:y1="14.777cm" svg:x2="9.195cm" svg:y2="17.355cm" draw:start-shape="id9" draw:start-glue-point="2" draw:end-shape="id11" draw:end-glue-point="0" svg:d="m13636 14777c0 1933-4441 645-4441 2578">
          <text:p/>
        </draw:connector>
        <draw:connector draw:style-name="gr9" draw:text-style-name="P7" draw:layer="layout" draw:type="curve" svg:x1="13.636cm" svg:y1="14.777cm" svg:x2="14.896cm" svg:y2="17.38cm" draw:start-shape="id9" draw:start-glue-point="2" draw:end-shape="id12" draw:end-glue-point="0" svg:d="m13636 14777c0 1953 1260 652 1260 2603">
          <text:p/>
        </draw:connector>
        <draw:connector draw:style-name="gr9" draw:text-style-name="P7" draw:layer="layout" draw:type="curve" svg:x1="13.636cm" svg:y1="14.777cm" svg:x2="20.696cm" svg:y2="17.155cm" draw:start-shape="id9" draw:start-glue-point="2" draw:end-shape="id13" svg:d="m13636 14777c0 1783 7060 595 7060 2378">
          <text:p/>
        </draw:connector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ois Serra</meta:initial-creator>
    <meta:creation-date>2012-03-08T16:44:43</meta:creation-date>
    <meta:editing-duration>PT33M44S</meta:editing-duration>
    <meta:editing-cycles>14</meta:editing-cycles>
    <dc:date>2012-03-08T17:16:36</dc:date>
    <dc:creator>Francois Serra</dc:creator>
    <meta:generator>LibreOffice/3.4$Unix LibreOffice_project/340m1$Build-502</meta:generator>
    <meta:document-statistic meta:object-count="52"/>
  </office:meta>
</office:document-meta>
</file>